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5.69cm" fo:min-width="5.44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2cm" fo:min-width="2.47cm"/>
    </style:style>
    <style:style style:name="gr3" style:family="graphic" style:parent-style-name="objectwithoutfill">
      <style:graphic-properties svg:stroke-width="2cm" svg:stroke-color="#000000" draw:marker-start-width="3.2cm" draw:marker-end-width="3.2cm" draw:stroke-linejoin="none" svg:stroke-linecap="square" draw:fill="solid" draw:textarea-vertical-align="middle" fo:padding-top="1.125cm" fo:padding-bottom="1.125cm" fo:padding-left="1.25cm" fo:padding-right="1.25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75cm" fo:min-width="1.5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.4cm" svg:height="8.4cm" svg:x="7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2cm" svg:height="4.2cm" svg:x="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499cm" svg:y1="12cm" svg:x2="11.499cm" svg:y2="14.4cm">
          <text:p/>
        </draw:line>
        <draw:line draw:style-name="gr3" draw:text-style-name="P3" draw:layer="layout" svg:x1="8.2cm" svg:y1="7cm" svg:x2="4.2cm" svg:y2="13.6cm">
          <text:p/>
        </draw:line>
        <draw:line draw:style-name="gr3" draw:text-style-name="P3" draw:layer="layout" svg:x1="6.16cm" svg:y1="13.961cm" svg:x2="3.8cm" svg:y2="14cm">
          <text:p/>
        </draw:line>
        <draw:line draw:style-name="gr3" draw:text-style-name="P3" draw:layer="layout" svg:x1="6.306cm" svg:y1="13.997cm" svg:x2="6.312cm" svg:y2="17.203cm">
          <text:p/>
        </draw:line>
        <draw:line draw:style-name="gr3" draw:text-style-name="P3" draw:layer="layout" svg:x1="8.4cm" svg:y1="17.4cm" svg:x2="6.4cm" svg:y2="17.4cm">
          <text:p/>
        </draw:line>
        <draw:custom-shape draw:style-name="gr4" draw:text-style-name="P1" draw:layer="layout" svg:width="2cm" svg:height="2cm" svg:x="10.44cm" svg:y="16.39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2T12:17:56.961652425</meta:creation-date>
    <dc:date>2020-12-12T12:34:15.186412778</dc:date>
    <meta:editing-duration>PT5M43S</meta:editing-duration>
    <meta:editing-cycles>1</meta:editing-cycles>
    <meta:generator>LibreOffice/6.4.6.2$Linux_X86_64 LibreOffice_project/40$Build-2</meta:generator>
    <meta:document-statistic meta:object-count="8"/>
  </office:meta>
</office:document-meta>
</file>